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Hybrid login issue&lt;/h4&gt;&lt;pre class="message"&gt;&lt;div class="author"&gt;user&lt;/div&gt;&lt;div&gt;hey Hal, weird stuff. so when i logged out I actually had to do some hybrid login thing. it didn't give me a forgot password option. had to "try another way" which took me to my google account.&lt;/div&gt;&lt;/pre&gt;&lt;pre class="message"&gt;&lt;div class="author"&gt;ChatGPT&lt;/div&gt;&lt;div&gt;Yeah, that makes sense. What happened is that your ChatGPT login is tied to your Google account instead of a standalone password. <text:s/></text:p>
      <text:p text:style-name="Standard"/>
      <text:p text:style-name="Standard">Here’s why you didn’t see the **“Forgot password?”** option:</text:p>
      <text:p text:style-name="Standard"/>
      <text:p text:style-name="Standard">- If you originally created your OpenAI/ChatGPT account with **“Continue with Google”**, then you never had an OpenAI-specific password. The system always defers to Google for authentication. <text:s/></text:p>
      <text:p text:style-name="Standard">- That means logging in (or recovering access) is handled by Google’s security flow — things like *“Try another way”*, email verification, or two-factor prompts — rather than OpenAI’s password reset. <text:s/></text:p>
      <text:p text:style-name="Standard">- The **“Forgot password”** link only shows up if your account is email-and-password based, not when it’s federated through Google, Apple, or Microsoft.</text:p>
      <text:p text:style-name="Standard"/>
      <text:p text:style-name="Standard">So: <text:s/></text:p>
      <text:p text:style-name="Standard">- If you want to keep it simple, you just keep using **Google login**. <text:s/></text:p>
      <text:p text:style-name="Standard">- If you’d rather have a direct OpenAI password (so “Forgot password” works here), you’d need to go into your OpenAI account settings and set a password manually — but only possible if your Google email isn’t locked to Google-only login. Sometimes you’d have to unlink Google first, then set a password.</text:p>
      <text:p text:style-name="Standard"/>
      <text:p text:style-name="Standard">👉 Question for you: do you want to stick with the Google-only login (easiest), or would you prefer to set up a separate OpenAI password so you always see “Forgot password”?&lt;/div&gt;&lt;/pre&gt;&lt;pre class="message"&gt;&lt;div class="author"&gt;user&lt;/div&gt;&lt;div&gt;let me play around for a bit...&lt;/div&gt;&lt;/pre&gt;&lt;pre class="message"&gt;&lt;div class="author"&gt;ChatGPT&lt;/div&gt;&lt;div&gt;👍 Got it — go experiment a little. If you run into a snag (like it looping back to Google or not giving you the option you expect), just let me know what screen you see and I can walk you through what’s happening under the hood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41:11.307016357</meta:creation-date>
    <dc:date>2025-11-14T21:41:24.056229689</dc:date>
    <meta:editing-duration>PT13S</meta:editing-duration>
    <meta:editing-cycles>1</meta:editing-cycles>
    <meta:document-statistic meta:table-count="0" meta:image-count="0" meta:object-count="0" meta:page-count="1" meta:paragraph-count="9" meta:word-count="306" meta:character-count="2078" meta:non-whitespace-character-count="1767"/>
    <meta:generator>LibreOffice/24.2.7.2$Linux_X86_64 LibreOffice_project/420$Build-2</meta:generator>
  </office:meta>
</office:document-meta>
</file>